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Action</text:span><text:span text:style-name="T1">s and </text:span><text:span text:style-name="T1">Middl</text:span><text:span text:style-name="T1">eware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</text:span><text:span text:style-name="T2">are covering in this subsection.</text:span></text:p>
              <text:p text:style-name="P3"><text:span text:style-name="T2">When this slide plays, you could talk about the main aim that </text:span><text:span text:style-name="T2">we’d be covering in this video.</text:span></text:p>
            </draw:text-box>
          </draw:frame>
        </presentation:notes>
      </draw:page>
      <draw:page draw:name="In this Video, we are going to take a look at…" draw:style-name="dp3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</text:span><text:span text:style-name="T3">we are going </text:span><text:span text:style-name="T3">to take a look </text:span><text:span text:style-name="T3">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Writing logging </text:span><text:span text:style-name="T4">middleware</text:span></text:p>
              </text:list-item>
              <text:list-item>
                <text:p text:style-name="P6"><text:span text:style-name="T4">Understanding the </text:span><text:span text:style-name="T4">benefit of serializable </text:span><text:span text:style-name="T4">actions</text:span></text:p>
              </text:list-item>
              <text:list-item>
                <text:p text:style-name="P6"><text:span text:style-name="T4">Writing more </text:span><text:span text:style-name="T4">middleware to perform </text:span><text:span text:style-name="T4">asynchronous actions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</text:span><text:span text:style-name="T2">important topics or pointers that we’d be covering in this </text:span><text:span text:style-name="T2">video. This slide would immediately follow the intro/name </text:span><text:span text:style-name="T2">slide. This would just be say 2-3 points for the viewers to </text:span><text:span text:style-name="T2">know what they are getting into.</text:span></text:p>
              <text:p text:style-name="P3"><text:span text:style-name="T2"/></text:p>
            </draw:text-box>
          </draw:frame>
        </presentation:notes>
      </draw:page>
      <draw:page draw:name="page3" draw:style-name="dp3" draw:master-page-name="Default">
        <draw:frame draw:name="Shape 272" presentation:style-name="pr6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Error </text:span><text:span text:style-name="T1">Handling in </text:span><text:span text:style-name="T1">Redux</text:span></text:p>
          </draw:text-box>
        </draw:frame>
        <draw:frame draw:name="Shape 273" presentation:style-name="pr7" draw:text-style-name="P9" draw:layer="layout" svg:width="45.656cm" svg:height="2.403cm" svg:x="2.169cm" svg:y="15.488cm" presentation:class="subtitle" presentation:user-transformed="true">
          <draw:text-box>
            <text:p text:style-name="P1"><text:span text:style-name="T3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3" presentation:class="page"/>
          <draw:frame draw:name="Shape 270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video needs to be mentioned. The </text:span><text:span text:style-name="T2">narration as you guessed it would be just letting the viewer </text:span><text:span text:style-name="T2">know exactly where we are at and what we’d be taking </text:span><text:span text:style-name="T2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7</meta:editing-cycles>
    <dc:date>2018-01-27T11:54:19.406258828</dc:date>
    <meta:editing-duration>PT33M39S</meta:editing-duration>
    <meta:generator>LibreOffice/5.1.6.2$Linux_X86_64 LibreOffice_project/10m0$Build-2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